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4eaf" officeooo:paragraph-rsid="00054ea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054eaf" officeooo:paragraph-rsid="00054eaf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5fb99" officeooo:paragraph-rsid="0005fb9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7afa5" officeooo:paragraph-rsid="0007afa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54eaf"/>
    </style:style>
    <style:style style:name="T1" style:family="text">
      <style:text-properties officeooo:rsid="00054eaf"/>
    </style:style>
    <style:style style:name="T2" style:family="text">
      <style:text-properties fo:font-variant="normal" fo:text-transform="none" fo:color="#242729" loext:opacity="100%" style:font-name="Arial" fo:font-size="9pt" fo:letter-spacing="normal" fo:font-style="normal" fo:font-weight="normal"/>
    </style:style>
    <style:style style:name="T3" style:family="text">
      <style:text-properties fo:font-size="12pt" fo:font-style="normal" fo:font-weight="normal" officeooo:rsid="00054eaf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ve</text:p>
      <text:p text:style-name="P2">1. Preuzmi Hive (sa Hadoop 2.x.y. je kompatibilan Hive 2.x.y, preporucuje se da skines bas tu verziju).</text:p>
      <text:p text:style-name="P2"/>
      <text:p text:style-name="P2">youtube.com/watch?v=Bs5HJFIEA2o&amp;t=309s prati korake odavde</text:p>
      <text:p text:style-name="P2"/>
      <text:p text:style-name="P2">derby baza verzija nevazna</text:p>
      <text:p text:style-name="P2"/>
      <text:p text:style-name="P2">hive site.xml</text:p>
      <text:p text:style-name="P2">&lt;?xml version="1.0"?&gt;</text:p>
      <text:p text:style-name="P2">&lt;?xml-stylesheet type="text/xsl" href="configuration.xsl"?&gt;</text:p>
      <text:p text:style-name="P2">&lt;configuration&gt;&lt;property&gt; &lt;name&gt;javax.jdo.option.ConnectionURL&lt;/name&gt; </text:p>
      <text:p text:style-name="P2">&lt;value&gt;jdbc:derby://localhost:1527/metastore_db;create=true&lt;/value&gt; </text:p>
      <text:p text:style-name="P2">&lt;description&gt;JDBC connect string for a JDBC metastore&lt;/description&gt;</text:p>
      <text:p text:style-name="P2">&lt;/property&gt;&lt;property&gt; </text:p>
      <text:p text:style-name="P2">&lt;name&gt;javax.jdo.option.ConnectionDriverName&lt;/name&gt; </text:p>
      <text:p text:style-name="P2">&lt;value&gt;org.apache.derby.jdbc.ClientDriver&lt;/value&gt; </text:p>
      <text:p text:style-name="P2">&lt;description&gt;Driver class name for a JDBC metastore&lt;/description&gt;</text:p>
      <text:p text:style-name="P2">&lt;/property&gt;</text:p>
      <text:p text:style-name="P2">&lt;property&gt; </text:p>
      <text:p text:style-name="P2">&lt;name&gt;hive.server2.enable.doAs&lt;/name&gt; </text:p>
      <text:p text:style-name="P2">&lt;description&gt;Enable user impersonation for HiveServer2&lt;/description&gt;</text:p>
      <text:p text:style-name="P2">&lt;value&gt;true&lt;/value&gt;</text:p>
      <text:p text:style-name="P2">&lt;/property&gt;</text:p>
      <text:p text:style-name="P2">&lt;property&gt;</text:p>
      <text:p text:style-name="P2">&lt;name&gt;hive.server2.authentication&lt;/name&gt; </text:p>
      <text:p text:style-name="P2">&lt;value&gt;NONE&lt;/value&gt;</text:p>
      <text:p text:style-name="P2">&lt;description&gt; Client authentication types. NONE: no authentication check LDAP: LDAP/AD based authentication KERBEROS: Kerberos/GSSAPI authentication CUSTOM: Custom authentication provider (Use with property hive.server2.custom.authentication.class) &lt;/description&gt;</text:p>
      <text:p text:style-name="P2">&lt;/property&gt;</text:p>
      <text:p text:style-name="P2">&lt;property&gt;</text:p>
      <text:p text:style-name="P2">&lt;name&gt;datanucleus.autoCreateTables&lt;/name&gt;</text:p>
      <text:p text:style-name="P2">&lt;value&gt;True&lt;/value&gt;</text:p>
      <text:p text:style-name="P2">&lt;/property&gt;</text:p>
      <text:p text:style-name="P2">&lt;/configuration&gt;</text:p>
      <text:p text:style-name="P2"/>
      <text:p text:style-name="P2">moras da imas skinut drajver za derby bazu koju koristis sa linka</text:p>
      <text:p text:style-name="P2"/>
      <text:p text:style-name="P2"><text:a xlink:type="simple" xlink:href="https://repo1.maven.org/maven2/org/apache/derby/derbyclient/10.14.2.0/" text:style-name="Internet_20_link" text:visited-style-name="Visited_20_Internet_20_Link">https://repo1.maven.org/maven2/org/apache/derby/derbyclient/10.14.2.0/</text:a> ovo je baza iz mog primera skida se jar fajl</text:p>
      <text:p text:style-name="P2"/>
      <text:p text:style-name="P5"><text:span text:style-name="T3">setuij </text:span><text:span text:style-name="T2">HADOOP_USER_CLASSPATH_FIRST=true</text:span> <text:span text:style-name="T1">env promenljivu</text:span></text:p>
      <text:p text:style-name="P5"/>
      <text:p text:style-name="P5"><text:a xlink:type="simple" xlink:href="https://stackoverflow.com/questions/28997441/hive-startup-error-terminal-initialization-failed-falling-back-to-unsupporte" text:style-name="Internet_20_link" text:visited-style-name="Visited_20_Internet_20_Link">https://stackoverflow.com/questions/28997441/hive-startup-error-terminal-initialization-failed-falling-back-to-unsupporte</text:a></text:p>
      <text:p text:style-name="P5"/>
      <text:p text:style-name="P5"/>
      <text:p text:style-name="P2">https://stackoverflow.com/questions/35449274/java-lang-runtimeexception-unable-to-instantiate-org-apache-hadoop-hive-ql-meta</text:p>
      <text:p text:style-name="P2"/>
      <text:p text:style-name="P3"><text:soft-page-break/>za spark JAVA HOME ne sme da ima razmake I <text:a xlink:type="simple" xlink:href="https://stackoverflow.com/questions/37442910/spark-shell-startup-errors" text:style-name="Internet_20_link" text:visited-style-name="Visited_20_Internet_20_Link">https://stackoverflow.com/questions/37442910/spark-shell-startup-errors</text:a></text:p>
      <text:p text:style-name="P3">mora da se pokrece cmd iz admin moda</text:p>
      <text:p text:style-name="P3"><text:a xlink:type="simple" xlink:href="https://cwiki.apache.org/confluence/display/Hive/Hive+on+Spark%3A+Getting+Started" text:style-name="Internet_20_link" text:visited-style-name="Visited_20_Internet_20_Link">https://cwiki.apache.org/confluence/display/Hive/Hive+on+Spark%3A+Getting+Started</text:a></text:p>
      <text:p text:style-name="P3"><text:a xlink:type="simple" xlink:href="https://archive.apache.org/dist/hadoop/common/hadoop-2.6.4/" text:style-name="Internet_20_link" text:visited-style-name="Visited_20_Internet_20_Link">https://archive.apache.org/dist/hadoop/common/hadoop-2.6.4/</text:a></text:p>
      <text:p text:style-name="P3"><text:a xlink:type="simple" xlink:href="https://archive.apache.org/dist/spark/spark-1.6.0/" text:style-name="Internet_20_link" text:visited-style-name="Visited_20_Internet_20_Link">https://archive.apache.org/dist/spark/spark-1.6.0/</text:a></text:p>
      <text:p text:style-name="P3">https://github.com/steveloughran/winutils</text:p>
      <text:p text:style-name="P3"/>
      <text:p text:style-name="P3">https://www.microsoft.com/en-us/download/confirmation.aspx?id=14632</text:p>
      <text:p text:style-name="P3"/>
      <text:p text:style-name="P4">Naredbe za Hadoop</text:p>
      <text:p text:style-name="P4">sve u admin modu</text:p>
      <text:p text:style-name="P4"/>
      <text:p text:style-name="P4">reformatiranje namenoda</text:p>
      <text:p text:style-name="P4">hadoop namenode -format</text:p>
      <text:p text:style-name="P4"/>
      <text:p text:style-name="P4">pokretanje</text:p>
      <text:p text:style-name="P4">start-all.cmd</text:p>
      <text:p text:style-name="P4">ili start-dfs.cmd start-yarn.cmd</text:p>
      <text:p text:style-name="P4"/>
      <text:p text:style-name="P4">map reduce job</text:p>
      <text:p text:style-name="P4">hadoop jar C:\Users\danil\Desktop\firstMapReduceProject\target\Example1-1.jar temperature.MaxTemperature <text:s/>/input/temperature.txt /output/temp2</text:p>
      <text:p text:style-name="P4"/>
      <text:p text:style-name="P4">kreiranje datoteke</text:p>
      <text:p text:style-name="P4">hdfs dfs -mkdir /output</text:p>
      <text:p text:style-name="P4"/>
      <text:p text:style-name="P4">prebacivanje sa lokalnog os na hadfs </text:p>
      <text:p text:style-name="P4">hdfs dfs -copyFromLocal C:\Users\danil\Desktop\Hadoop-code\data\temperature.txt /input</text:p>
      <text:p text:style-name="P4"/>
      <text:p text:style-name="P4">pokretanje derby</text:p>
      <text:p text:style-name="P4">C:\db-derby-10.14.2.0\bin&gt;startNetworkServer -h 0.0.0.0</text:p>
      <text:p text:style-name="P4"/>
      <text:p text:style-name="P4">pokretanje hive </text:p>
      <text:p text:style-name="P4">hive –service metastore</text:p>
      <text:p text:style-name="P4">ovo gore ne mora </text:p>
      <text:p text:style-name="P4">hive </text:p>
      <text:p text:style-name="P4">ovo gore mora</text:p>
      <text:p text:style-name="P4"/>
      <text:p text:style-name="P4">pokretanje sparka </text:p>
      <text:p text:style-name="P4">C:\spark-1.6.0&gt;spark-shell</text:p>
      <text:p text:style-name="P4"/>
      <text:p text:style-name="P4">&lt;property&gt;<text:line-break/> <text:s text:c="6"/>&lt;name&gt;mapreduce.map.memory.mb&lt;/name&gt;<text:line-break/> <text:s text:c="6"/>&lt;value&gt;4096&lt;/value&gt;<text:line-break/> <text:s text:c="2"/>&lt;/property&gt;<text:line-break/> <text:s text:c="2"/>&lt;property&gt;<text:line-break/> <text:s text:c="6"/>&lt;name&gt;mapreduce.reduce.memory.mb&lt;/name&gt;<text:line-break/> <text:s text:c="6"/>&lt;value&gt;4096&lt;/value&gt;<text:line-break/> <text:s text:c="2"/>&lt;/property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Helvetica Neue'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06T13:16:56.721000000</dc:date>
    <meta:editing-duration>PT2H50M41S</meta:editing-duration>
    <meta:editing-cycles>9</meta:editing-cycles>
    <meta:document-statistic meta:table-count="0" meta:image-count="0" meta:object-count="0" meta:page-count="2" meta:paragraph-count="65" meta:word-count="221" meta:character-count="3046" meta:non-whitespace-character-count="2839"/>
  </office:meta>
</office:document-meta>
</file>